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" svg:font-family="Alice" style:font-pitch="variable"/>
    <style:font-face style:name="Alice Oranges" svg:font-family="'Alice Oranges'" style:font-family-generic="script" style:font-pitch="variable"/>
    <style:font-face style:name="Alice Roman" svg:font-family="'Alice Roman'" style:font-pitch="variable"/>
    <style:font-face style:name="Alice and the Wicked Monster" svg:font-family="'Alice and the Wicked Monster'" style:font-pitch="variable"/>
    <style:font-face style:name="Amatic SC" svg:font-family="'Amatic SC'" style:font-pitch="variable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Chalice" svg:font-family="Chalice" style:font-pitch="variable"/>
    <style:font-face style:name="Christensen Caps" svg:font-family="'Christensen Caps'" style:font-pitch="variable"/>
    <style:font-face style:name="Cinzel Decorative" svg:font-family="'Cinzel Decorative'"/>
    <style:font-face style:name="Cinzel Decorative1" svg:font-family="'Cinzel Decorative'" style:font-pitch="variable"/>
    <style:font-face style:name="Crimson Text" svg:font-family="'Crimson Text'" style:font-adornments="Semibold" style:font-pitch="variable"/>
    <style:font-face style:name="Dancing Script" svg:font-family="'Dancing Script'" style:font-family-generic="script" style:font-pitch="variable"/>
    <style:font-face style:name="EB Garamond" svg:font-family="'EB Garamond'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Great Vibes" svg:font-family="'Great Vibe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 1.4" svg:font-family="'Lobster 1.4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 Linotype" svg:font-family="'Palatino Linotype'" style:font-family-generic="roman" style:font-pitch="variable"/>
    <style:font-face style:name="Sacramento" svg:font-family="Sacramento" style:font-pitch="variable"/>
    <style:font-face style:name="Tangerine" svg:font-family="Tangerine" style:font-pitch="variable"/>
  </office:font-face-decls>
  <office:automatic-styles>
    <style:style style:name="P1" style:family="paragraph" style:parent-style-name="Standard">
      <style:text-properties style:font-name="Cinzel Decorative" officeooo:rsid="00062a17" officeooo:paragraph-rsid="00062a17"/>
    </style:style>
    <style:style style:name="P2" style:family="paragraph" style:parent-style-name="Standard">
      <style:text-properties style:font-name="Garamond" officeooo:rsid="0006eb57" officeooo:paragraph-rsid="0006eb57"/>
    </style:style>
    <style:style style:name="P3" style:family="paragraph" style:parent-style-name="Standard">
      <style:text-properties style:font-name="Book Antiqua" officeooo:rsid="0006eb57" officeooo:paragraph-rsid="0006eb57"/>
    </style:style>
    <style:style style:name="P4" style:family="paragraph" style:parent-style-name="Standard">
      <style:text-properties style:font-name="Palatino Linotype" officeooo:rsid="0006eb57" officeooo:paragraph-rsid="0006eb57"/>
    </style:style>
    <style:style style:name="P5" style:family="paragraph" style:parent-style-name="Standard">
      <style:text-properties style:font-name="Baskerville Old Face" officeooo:rsid="0006eb57" officeooo:paragraph-rsid="0006eb57"/>
    </style:style>
    <style:style style:name="P6" style:family="paragraph" style:parent-style-name="Standard">
      <style:text-properties style:font-name="Baskerville Old Face" fo:font-style="italic" officeooo:rsid="00080b71" officeooo:paragraph-rsid="00080b71" style:font-style-asian="italic" style:font-style-complex="italic"/>
    </style:style>
    <style:style style:name="P7" style:family="paragraph" style:parent-style-name="Standard">
      <style:text-properties style:font-name="Baskerville Old Face" fo:font-style="italic" officeooo:rsid="0006eb57" officeooo:paragraph-rsid="0006eb57" style:font-style-asian="italic" style:font-style-complex="italic"/>
    </style:style>
    <style:style style:name="P8" style:family="paragraph" style:parent-style-name="Standard">
      <style:text-properties style:font-name="Tangerine" officeooo:rsid="0006eb57" officeooo:paragraph-rsid="0006eb57"/>
    </style:style>
    <style:style style:name="P9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Tangerine" fo:font-style="italic" officeooo:rsid="00097f3e" officeooo:paragraph-rsid="00097f3e" style:font-style-asian="italic" style:font-style-complex="italic"/>
    </style:style>
    <style:style style:name="P10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Tangerine" fo:font-style="normal" officeooo:rsid="00080b71" officeooo:paragraph-rsid="000834e3" style:font-style-asian="normal" style:font-style-complex="normal"/>
    </style:style>
    <style:style style:name="P11" style:family="paragraph" style:parent-style-name="Standard">
      <style:text-properties style:font-name="Alice" fo:font-style="italic" officeooo:rsid="00080b71" officeooo:paragraph-rsid="00080b71" style:font-style-asian="italic" style:font-style-complex="italic"/>
    </style:style>
    <style:style style:name="P12" style:family="paragraph" style:parent-style-name="Standard">
      <style:text-properties style:font-name="Alice and the Wicked Monster" fo:font-style="normal" officeooo:rsid="00080b71" officeooo:paragraph-rsid="00080b71" style:font-style-asian="normal" style:font-style-complex="normal"/>
    </style:style>
    <style:style style:name="P13" style:family="paragraph" style:parent-style-name="Standard">
      <style:text-properties style:font-name="Alice and the Wicked Monster" fo:font-style="italic" officeooo:rsid="00080b71" officeooo:paragraph-rsid="00080b71" style:font-style-asian="italic" style:font-style-complex="italic"/>
    </style:style>
    <style:style style:name="P14" style:family="paragraph" style:parent-style-name="Standard">
      <style:text-properties style:font-name="Alice Oranges" fo:font-style="normal" officeooo:rsid="00080b71" officeooo:paragraph-rsid="00080b71" style:font-style-asian="normal" style:font-style-complex="normal"/>
    </style:style>
    <style:style style:name="P15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Alice Oranges" fo:font-style="normal" officeooo:rsid="00080b71" officeooo:paragraph-rsid="000a4f22" style:font-style-asian="normal" style:font-style-complex="normal"/>
    </style:style>
    <style:style style:name="P16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Alice Oranges" fo:font-style="normal" officeooo:rsid="000c4ac4" officeooo:paragraph-rsid="000d7182" style:font-style-asian="normal" style:font-style-complex="normal"/>
    </style:style>
    <style:style style:name="P17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Alice Oranges" fo:font-style="italic" officeooo:rsid="00080b71" officeooo:paragraph-rsid="000a4f22" style:font-style-asian="italic" style:font-style-complex="italic"/>
    </style:style>
    <style:style style:name="P18" style:family="paragraph" style:parent-style-name="Standard">
      <style:text-properties style:font-name="Alice Oranges" fo:font-style="italic" officeooo:rsid="00080b71" officeooo:paragraph-rsid="00080b71" style:font-style-asian="italic" style:font-style-complex="italic"/>
    </style:style>
    <style:style style:name="P19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Alice Oranges" fo:font-style="italic" officeooo:rsid="000834e3" officeooo:paragraph-rsid="000834e3" style:font-style-asian="italic" style:font-style-complex="italic"/>
    </style:style>
    <style:style style:name="P20" style:family="paragraph" style:parent-style-name="Standard">
      <style:text-properties style:font-name="Alice Roman" fo:font-style="normal" officeooo:rsid="00080b71" officeooo:paragraph-rsid="00080b71" style:font-style-asian="normal" style:font-style-complex="normal"/>
    </style:style>
    <style:style style:name="P21" style:family="paragraph" style:parent-style-name="Standard">
      <style:text-properties style:font-name="Alice Roman" fo:font-style="italic" officeooo:rsid="000834e3" officeooo:paragraph-rsid="000834e3" style:font-style-asian="italic" style:font-style-complex="italic"/>
    </style:style>
    <style:style style:name="P22" style:family="paragraph" style:parent-style-name="Standard">
      <style:text-properties style:font-name="Amatic SC" fo:font-style="normal" officeooo:rsid="000834e3" officeooo:paragraph-rsid="000834e3" style:font-style-asian="normal" style:font-style-complex="normal"/>
    </style:style>
    <style:style style:name="P23" style:family="paragraph" style:parent-style-name="Standard">
      <style:text-properties style:font-name="Amatic SC" fo:font-style="italic" officeooo:rsid="000834e3" officeooo:paragraph-rsid="000834e3" style:font-style-asian="italic" style:font-style-complex="italic"/>
    </style:style>
    <style:style style:name="P24" style:family="paragraph" style:parent-style-name="Standard">
      <style:text-properties style:font-name="Chalice" fo:font-style="normal" officeooo:rsid="000834e3" officeooo:paragraph-rsid="000834e3" style:font-style-asian="normal" style:font-style-complex="normal"/>
    </style:style>
    <style:style style:name="P25" style:family="paragraph" style:parent-style-name="Standard">
      <style:text-properties style:font-name="Cinzel Decorative1" fo:font-style="normal" officeooo:rsid="000834e3" officeooo:paragraph-rsid="000834e3" style:font-style-asian="normal" style:font-style-complex="normal"/>
    </style:style>
    <style:style style:name="P26" style:family="paragraph" style:parent-style-name="Standard">
      <style:text-properties style:font-name="Cinzel Decorative1" fo:font-style="italic" officeooo:rsid="000834e3" officeooo:paragraph-rsid="000834e3" style:font-style-asian="italic" style:font-style-complex="italic"/>
    </style:style>
    <style:style style:name="P27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Crimson Text" fo:font-style="normal" officeooo:rsid="000834e3" officeooo:paragraph-rsid="000834e3" style:font-style-asian="normal" style:font-style-complex="normal"/>
    </style:style>
    <style:style style:name="P28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Crimson Text" fo:font-style="italic" officeooo:rsid="000834e3" officeooo:paragraph-rsid="000834e3" style:font-style-asian="italic" style:font-style-complex="italic"/>
    </style:style>
    <style:style style:name="P29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Dancing Script" fo:font-style="normal" officeooo:rsid="000834e3" officeooo:paragraph-rsid="000834e3" style:font-style-asian="normal" style:font-style-complex="normal"/>
    </style:style>
    <style:style style:name="P30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Dancing Script" fo:font-style="italic" officeooo:rsid="000834e3" officeooo:paragraph-rsid="000834e3" style:font-style-asian="italic" style:font-style-complex="italic"/>
    </style:style>
    <style:style style:name="P31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EB Garamond" fo:font-style="normal" officeooo:rsid="000834e3" officeooo:paragraph-rsid="000834e3" style:font-style-asian="normal" style:font-style-complex="normal"/>
    </style:style>
    <style:style style:name="P32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EB Garamond" fo:font-style="italic" officeooo:rsid="000834e3" officeooo:paragraph-rsid="000834e3" style:font-style-asian="italic" style:font-style-complex="italic"/>
    </style:style>
    <style:style style:name="P33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normal" officeooo:rsid="000834e3" officeooo:paragraph-rsid="000834e3" style:font-style-asian="normal" style:font-style-complex="normal"/>
    </style:style>
    <style:style style:name="P34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normal" officeooo:rsid="00080b71" officeooo:paragraph-rsid="000834e3" style:font-style-asian="normal" style:font-style-complex="normal"/>
    </style:style>
    <style:style style:name="P35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italic" officeooo:rsid="00080b71" officeooo:paragraph-rsid="000834e3" style:font-style-asian="italic" style:font-style-complex="italic"/>
    </style:style>
    <style:style style:name="P36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italic" officeooo:rsid="00080b71" officeooo:paragraph-rsid="00099fc5" style:font-style-asian="italic" style:font-style-complex="italic"/>
    </style:style>
    <style:style style:name="P37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italic" officeooo:rsid="000834e3" officeooo:paragraph-rsid="000834e3" style:font-style-asian="italic" style:font-style-complex="italic"/>
    </style:style>
    <style:style style:name="P38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italic" officeooo:rsid="00097f3e" officeooo:paragraph-rsid="00097f3e" style:font-style-asian="italic" style:font-style-complex="italic"/>
    </style:style>
    <style:style style:name="P39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Lobster 1.4" fo:font-style="normal" officeooo:rsid="000834e3" officeooo:paragraph-rsid="000834e3" style:font-style-asian="normal" style:font-style-complex="normal"/>
    </style:style>
    <style:style style:name="P40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Lobster 1.4" fo:font-style="italic" officeooo:rsid="000834e3" officeooo:paragraph-rsid="000834e3" style:font-style-asian="italic" style:font-style-complex="italic"/>
    </style:style>
    <style:style style:name="P41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Sacramento" fo:font-style="normal" officeooo:rsid="000834e3" officeooo:paragraph-rsid="000834e3" style:font-style-asian="normal" style:font-style-complex="normal"/>
    </style:style>
    <style:style style:name="P42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Sacramento" fo:font-style="italic" officeooo:rsid="000834e3" officeooo:paragraph-rsid="000834e3" style:font-style-asian="italic" style:font-style-complex="italic"/>
    </style:style>
    <style:style style:name="P43" style:family="paragraph" style:parent-style-name="Standard">
      <style:text-properties style:font-name="Georgia" officeooo:rsid="00062a17" officeooo:paragraph-rsid="00062a17"/>
    </style:style>
    <style:style style:name="P44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Alice Oranges" fo:font-style="normal" officeooo:rsid="000c4ac4" officeooo:paragraph-rsid="000d7182" style:font-style-asian="normal" style:font-style-complex="normal"/>
    </style:style>
    <style:style style:name="P45" style:family="paragraph" style:parent-style-name="Standard">
      <style:paragraph-properties>
        <style:tab-stops>
          <style:tab-stop style:position="2.584cm"/>
        </style:tab-stops>
      </style:paragraph-properties>
      <style:text-properties fo:color="#c9211e" loext:opacity="100%" style:font-name="Christensen Caps" fo:font-size="32pt" fo:font-style="normal" officeooo:rsid="000ec924" officeooo:paragraph-rsid="000ec924" style:font-size-asian="32pt" style:font-style-asian="normal" style:font-size-complex="3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9fc5" style:font-style-asian="normal" style:font-style-complex="normal"/>
    </style:style>
    <style:style style:name="T4" style:family="text">
      <style:text-properties style:font-name="Tangerine"/>
    </style:style>
    <style:style style:name="T5" style:family="text">
      <style:text-properties style:font-name="Tangerine" fo:font-style="normal" style:font-style-asian="normal" style:font-style-complex="normal"/>
    </style:style>
    <style:style style:name="T6" style:family="text">
      <style:text-properties style:font-name="Tangerine" fo:font-size="32pt" style:font-size-asian="32pt" style:font-size-complex="32pt"/>
    </style:style>
    <style:style style:name="T7" style:family="text">
      <style:text-properties style:font-name="Tangerine" fo:font-size="32pt" officeooo:rsid="000d7182" style:font-size-asian="32pt" style:font-size-complex="32pt"/>
    </style:style>
    <style:style style:name="T8" style:family="text">
      <style:text-properties style:font-name="Book Antiqua"/>
    </style:style>
    <style:style style:name="T9" style:family="text">
      <style:text-properties style:font-name="Book Antiqua"/>
    </style:style>
    <style:style style:name="T10" style:family="text">
      <style:text-properties fo:color="#000000" loext:opacity="100%" style:font-name="Book Antiqua"/>
    </style:style>
    <style:style style:name="T11" style:family="text">
      <style:text-properties fo:color="#000000" loext:opacity="100%" style:font-name="Book Antiqua" fo:font-size="13pt" style:font-size-asian="11.3500003814697pt" style:font-size-complex="13pt"/>
    </style:style>
    <style:style style:name="T12" style:family="text">
      <style:text-properties fo:color="#000000" loext:opacity="100%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s New Roman : ABC abc </text:p>
      <text:p text:style-name="P43"/>
      <text:p text:style-name="P43">Georgia : ABC abc</text:p>
      <text:p text:style-name="P1"/>
      <text:p text:style-name="P2">Garamond : ABC abc</text:p>
      <text:p text:style-name="P2"/>
      <text:p text:style-name="P3">Book Antiqua : ABC abc <text:span text:style-name="T1">Book Antiqua</text:span><text:span text:style-name="T2"> Book Antiqua</text:span></text:p>
      <text:p text:style-name="P3"/>
      <text:p text:style-name="P4">Palatino Linotype : ABC abc</text:p>
      <text:p text:style-name="P4"/>
      <text:p text:style-name="P5">Baskerville Old Face : ABC abc <text:span text:style-name="T1">baskerville</text:span></text:p>
      <text:p text:style-name="P7"/>
      <text:p text:style-name="P7">---------------</text:p>
      <text:p text:style-name="P7"/>
      <text:p text:style-name="P8"/>
      <text:p text:style-name="P6"><text:span text:style-name="T5">Tangerine : ABC </text:span><text:span text:style-name="T4">abc</text:span><text:span text:style-name="T5"> <text:s text:c="2"/></text:span><text:span text:style-name="T4"><text:s/>Italic </text:span><text:s/></text:p>
      <text:p text:style-name="P6">i</text:p>
      <text:p text:style-name="P11">Alice<text:span text:style-name="T2"> Alice : ABC abc </text:span><text:s/>Italic</text:p>
      <text:p text:style-name="P11"/>
      <text:p text:style-name="P12">Alice and the wicked monster : ABC abc <text:s/><text:span text:style-name="T1">Italic </text:span></text:p>
      <text:p text:style-name="P13"/>
      <text:p text:style-name="P14">Alice Oranges : ABC abc <text:s/><text:span text:style-name="T1">Italic</text:span></text:p>
      <text:p text:style-name="P18"/>
      <text:p text:style-name="P20">Alice Roman : ABC abc <text:s/><text:span text:style-name="T1">Italic</text:span></text:p>
      <text:p text:style-name="P21">I</text:p>
      <text:p text:style-name="P22">Amatic SC : ABC abc <text:s/><text:span text:style-name="T1">Italic</text:span></text:p>
      <text:p text:style-name="P23"/>
      <text:p text:style-name="P24">Chalice : ABC abc <text:s/><text:span text:style-name="T1">Italic</text:span></text:p>
      <text:p text:style-name="P25"/>
      <text:p text:style-name="P25">Cinzel decorative : ABC abc <text:s/><text:span text:style-name="T1">Italic</text:span></text:p>
      <text:p text:style-name="P26"/>
      <text:p text:style-name="P27">Crimson Text : ABC abc <text:s/><text:span text:style-name="T1">Italic</text:span></text:p>
      <text:p text:style-name="P28"/>
      <text:p text:style-name="P29">Dancing Script : ABC abc <text:s/><text:span text:style-name="T1">Italic</text:span></text:p>
      <text:p text:style-name="P30"/>
      <text:p text:style-name="P31">EB Garamond : ABC abc <text:s/><text:span text:style-name="T1">Italic</text:span></text:p>
      <text:p text:style-name="P32"/>
      <text:p text:style-name="P33">Great Vibes : ABC abc <text:s/><text:span text:style-name="T1">Italic</text:span></text:p>
      <text:p text:style-name="P37"/>
      <text:p text:style-name="P39">Lobster : ABC abc <text:s/><text:span text:style-name="T1">Italic</text:span></text:p>
      <text:p text:style-name="P40"/>
      <text:p text:style-name="P41">Sacramento : ABC abc <text:s/><text:span text:style-name="T1">Italic</text:span></text:p>
      <text:p text:style-name="P42"/>
      <text:p text:style-name="P42">------------------------------</text:p>
      <text:p text:style-name="P42"/>
      <text:p text:style-name="P19"><text:soft-page-break/>Alice Oranges</text:p>
      <text:p text:style-name="P38">Great Vibes</text:p>
      <text:p text:style-name="P9">Tangerine</text:p>
      <text:p text:style-name="P19"/>
      <text:p text:style-name="P36"><text:span text:style-name="T3">“L</text:span><text:span text:style-name="T2">a vida habia transcurrido placidamente, solo seguir el camino.</text:span></text:p>
      <text:p text:style-name="P35"><text:span text:style-name="T3">Hasta que</text:span><text:span text:style-name="T2"> un dia el camino se bifurco delante de mi.</text:span></text:p>
      <text:p text:style-name="P34"><text:tab/><text:tab/><text:tab/>Esa noche conjure a los Dioses pidiendo ayuda.”</text:p>
      <text:p text:style-name="P34"/>
      <text:p text:style-name="P34"/>
      <text:p text:style-name="P17"><text:span text:style-name="T3">“L</text:span><text:span text:style-name="T2">a vida habia transcurrido placidamente, solo seguir el camino.</text:span></text:p>
      <text:p text:style-name="P17"><text:span text:style-name="T3">Hasta que</text:span><text:span text:style-name="T2"> un dia el camino se bifurco delante de mi.</text:span></text:p>
      <text:p text:style-name="P15"><text:tab/><text:tab/><text:tab/>Esa noche conjure a los Dioses pidiendo ayuda.”</text:p>
      <text:p text:style-name="P10"/>
      <text:p text:style-name="P10"/>
      <text:p text:style-name="P16"><text:span text:style-name="T6">C</text:span><text:span text:style-name="T8">apitulo 1: </text:span></text:p>
      <text:p text:style-name="P16"><text:span text:style-name="T8"><text:tab/></text:span><text:span text:style-name="T7">E</text:span><text:span text:style-name="T8">l inicio</text:span></text:p>
      <text:p text:style-name="P16"/>
      <text:p text:style-name="P45"><text:span text:style-name="T12">C</text:span><text:span text:style-name="T11">apitulo 1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" svg:font-family="Alice" style:font-pitch="variable"/>
    <style:font-face style:name="Alice Oranges" svg:font-family="'Alice Oranges'" style:font-family-generic="script" style:font-pitch="variable"/>
    <style:font-face style:name="Alice Roman" svg:font-family="'Alice Roman'" style:font-pitch="variable"/>
    <style:font-face style:name="Alice and the Wicked Monster" svg:font-family="'Alice and the Wicked Monster'" style:font-pitch="variable"/>
    <style:font-face style:name="Amatic SC" svg:font-family="'Amatic SC'" style:font-pitch="variable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Chalice" svg:font-family="Chalice" style:font-pitch="variable"/>
    <style:font-face style:name="Christensen Caps" svg:font-family="'Christensen Caps'" style:font-pitch="variable"/>
    <style:font-face style:name="Cinzel Decorative" svg:font-family="'Cinzel Decorative'"/>
    <style:font-face style:name="Cinzel Decorative1" svg:font-family="'Cinzel Decorative'" style:font-pitch="variable"/>
    <style:font-face style:name="Crimson Text" svg:font-family="'Crimson Text'" style:font-adornments="Semibold" style:font-pitch="variable"/>
    <style:font-face style:name="Dancing Script" svg:font-family="'Dancing Script'" style:font-family-generic="script" style:font-pitch="variable"/>
    <style:font-face style:name="EB Garamond" svg:font-family="'EB Garamond'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Great Vibes" svg:font-family="'Great Vibe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 1.4" svg:font-family="'Lobster 1.4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 Linotype" svg:font-family="'Palatino Linotype'" style:font-family-generic="roman" style:font-pitch="variable"/>
    <style:font-face style:name="Sacramento" svg:font-family="Sacramento" style:font-pitch="variable"/>
    <style:font-face style:name="Tangerine" svg:font-family="Tangerin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4T19:16:32.828000000</meta:creation-date>
    <dc:date>2023-09-25T20:52:10.586000000</dc:date>
    <meta:editing-duration>PT28M33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6" meta:word-count="189" meta:character-count="1050" meta:non-whitespace-character-count="869"/>
  </office:meta>
</office:document-meta>
</file>